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ConnectedEvent.SessionConnectedEvent( Object source , Message &lt; byte [ ] &gt; message , @ Nullable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nectedEvent.SessionConnectedEvent( Object source , Message &lt; byte [ ]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